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163.11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1" table:style-name="ta1">
        <table:shapes>
          <draw:frame draw:z-index="0" draw:style-name="gr1" draw:text-style-name="P1" svg:width="453.83pt" svg:height="255.23pt" svg:x="656.65pt" svg:y="225.89pt">
            <loext:p draw:notify-on-update-of-ranges="test_1.L1:test_1.L12 test_1.M1:test_1.M12 test_1.L1:test_1.L12 test_1.O1:test_1.O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float" office:value="21039" calcext:value-type="float">
            <text:p>21039</text:p>
          </table:table-cell>
          <table:table-cell office:value-type="string" calcext:value-type="string">
            <text:p><text:s/>low model</text:p>
          </table:table-cell>
          <table:table-cell office:value-type="float" office:value="20952.6990091" calcext:value-type="float">
            <text:p>20952.699009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895.08703748" calcext:value-type="float">
            <text:p>6895.0870374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718.907182" calcext:value-type="float">
            <text:p>163718.907182</text:p>
          </table:table-cell>
          <table:table-cell office:value-type="string" calcext:value-type="string">
            <text:p><text:s/>policy variance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imulation</text:p>
          </table:table-cell>
          <table:table-cell office:value-type="float" office:value="-0.05" calcext:value-type="float">
            <text:p>-0.05</text:p>
          </table:table-cell>
          <table:table-cell table:formula="of:=AVERAGE([.B1:.B3])" office:value-type="float" office:value="20812.3333333333" calcext:value-type="float">
            <text:p>20812.3333333333</text:p>
          </table:table-cell>
          <table:table-cell/>
          <table:table-cell table:formula="of:=AVERAGE([.D1:.D3])" office:value-type="float" office:value="21672.0590670333" calcext:value-type="float">
            <text:p>21672.0590670333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265" calcext:value-type="float">
            <text:p>21265</text:p>
          </table:table-cell>
          <table:table-cell office:value-type="string" calcext:value-type="string">
            <text:p><text:s/>low model</text:p>
          </table:table-cell>
          <table:table-cell office:value-type="float" office:value="22355.6989968" calcext:value-type="float">
            <text:p>22355.698996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160.91873438" calcext:value-type="float">
            <text:p>7160.9187343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604.850956" calcext:value-type="float">
            <text:p>163604.850956</text:p>
          </table:table-cell>
          <table:table-cell office:value-type="string" calcext:value-type="string">
            <text:p><text:s/>policy variance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B4:.B6])" office:value-type="float" office:value="21258.3333333333" calcext:value-type="float">
            <text:p>21258.3333333333</text:p>
          </table:table-cell>
          <table:table-cell/>
          <table:table-cell table:formula="of:=AVERAGE([.D4:.D6])" office:value-type="float" office:value="23825.2140314" calcext:value-type="float">
            <text:p>23825.2140314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<text:s/>low model</text:p>
          </table:table-cell>
          <table:table-cell office:value-type="float" office:value="21707.7791952" calcext:value-type="float">
            <text:p>21707.779195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116.00395886" calcext:value-type="float">
            <text:p>7116.00395886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1043.768717" calcext:value-type="float">
            <text:p>161043.768717</text:p>
          </table:table-cell>
          <table:table-cell office:value-type="string" calcext:value-type="string">
            <text:p><text:s/>policy variance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AVERAGE([.B7:.B9])" office:value-type="float" office:value="21217" calcext:value-type="float">
            <text:p>21217</text:p>
          </table:table-cell>
          <table:table-cell/>
          <table:table-cell table:formula="of:=AVERAGE([.D7:.D9])" office:value-type="float" office:value="21745.015238" calcext:value-type="float">
            <text:p>21745.015238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197" calcext:value-type="float">
            <text:p>21197</text:p>
          </table:table-cell>
          <table:table-cell office:value-type="string" calcext:value-type="string">
            <text:p><text:s/>low model</text:p>
          </table:table-cell>
          <table:table-cell office:value-type="float" office:value="23235.8299754" calcext:value-type="float">
            <text:p>23235.8299754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219.22153185" calcext:value-type="float">
            <text:p>7219.2215318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589.141626" calcext:value-type="float">
            <text:p>163589.141626</text:p>
          </table:table-cell>
          <table:table-cell office:value-type="string" calcext:value-type="string">
            <text:p><text:s/>policy vari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AVERAGE([.B10:.B12])" office:value-type="float" office:value="21664" calcext:value-type="float">
            <text:p>21664</text:p>
          </table:table-cell>
          <table:table-cell/>
          <table:table-cell table:formula="of:=AVERAGE([.D10:.D12])" office:value-type="float" office:value="23995.7951661" calcext:value-type="float">
            <text:p>23995.7951661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74" calcext:value-type="float">
            <text:p>21074</text:p>
          </table:table-cell>
          <table:table-cell office:value-type="string" calcext:value-type="string">
            <text:p><text:s/>low model</text:p>
          </table:table-cell>
          <table:table-cell office:value-type="float" office:value="23422.2389437" calcext:value-type="float">
            <text:p>23422.238943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074.80912968" calcext:value-type="float">
            <text:p>7074.8091296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762.232013" calcext:value-type="float">
            <text:p>163762.232013</text:p>
          </table:table-cell>
          <table:table-cell office:value-type="string" calcext:value-type="string">
            <text:p><text:s/>policy vari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AVERAGE([.B13:.B15])" office:value-type="float" office:value="22692.6666666667" calcext:value-type="float">
            <text:p>22692.6666666667</text:p>
          </table:table-cell>
          <table:table-cell/>
          <table:table-cell table:formula="of:=AVERAGE([.D13:.D15])" office:value-type="float" office:value="25421.0631856" calcext:value-type="float">
            <text:p>25421.0631856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04" calcext:value-type="float">
            <text:p>21504</text:p>
          </table:table-cell>
          <table:table-cell office:value-type="string" calcext:value-type="string">
            <text:p><text:s/>low model</text:p>
          </table:table-cell>
          <table:table-cell office:value-type="float" office:value="24817.5731751" calcext:value-type="float">
            <text:p>24817.573175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989.26640703" calcext:value-type="float">
            <text:p>7989.2664070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084.887652" calcext:value-type="float">
            <text:p>165084.887652</text:p>
          </table:table-cell>
          <table:table-cell office:value-type="string" calcext:value-type="string">
            <text:p><text:s/>policy vari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AVERAGE([.B16:.B18])" office:value-type="float" office:value="22372.3333333333" calcext:value-type="float">
            <text:p>22372.3333333333</text:p>
          </table:table-cell>
          <table:table-cell/>
          <table:table-cell table:formula="of:=AVERAGE([.D16:.D18])" office:value-type="float" office:value="24208.1125813667" calcext:value-type="float">
            <text:p>24208.1125813667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235" calcext:value-type="float">
            <text:p>21235</text:p>
          </table:table-cell>
          <table:table-cell office:value-type="string" calcext:value-type="string">
            <text:p><text:s/>low model</text:p>
          </table:table-cell>
          <table:table-cell office:value-type="float" office:value="21382.2686022" calcext:value-type="float">
            <text:p>21382.268602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974.65082414" calcext:value-type="float">
            <text:p>6974.6508241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2969.529329" calcext:value-type="float">
            <text:p>162969.529329</text:p>
          </table:table-cell>
          <table:table-cell office:value-type="string" calcext:value-type="string">
            <text:p><text:s/>policy variance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AVERAGE([.B19:.B21])" office:value-type="float" office:value="22978.3333333333" calcext:value-type="float">
            <text:p>22978.3333333333</text:p>
          </table:table-cell>
          <table:table-cell/>
          <table:table-cell table:formula="of:=AVERAGE([.D19:.D21])" office:value-type="float" office:value="25657.5571211" calcext:value-type="float">
            <text:p>25657.5571211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393" calcext:value-type="float">
            <text:p>21393</text:p>
          </table:table-cell>
          <table:table-cell office:value-type="string" calcext:value-type="string">
            <text:p><text:s/>low model</text:p>
          </table:table-cell>
          <table:table-cell office:value-type="float" office:value="22446.5857832" calcext:value-type="float">
            <text:p>22446.585783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889.33966066" calcext:value-type="float">
            <text:p>6889.33966066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2966.033191" calcext:value-type="float">
            <text:p>162966.033191</text:p>
          </table:table-cell>
          <table:table-cell office:value-type="string" calcext:value-type="string">
            <text:p><text:s/>policy variance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AVERAGE([.B22:.B24])" office:value-type="float" office:value="24510" calcext:value-type="float">
            <text:p>24510</text:p>
          </table:table-cell>
          <table:table-cell/>
          <table:table-cell table:formula="of:=AVERAGE([.D22:.D24])" office:value-type="float" office:value="27153.8941287333" calcext:value-type="float">
            <text:p>27153.8941287333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23" calcext:value-type="float">
            <text:p>21023</text:p>
          </table:table-cell>
          <table:table-cell office:value-type="string" calcext:value-type="string">
            <text:p><text:s/>low model</text:p>
          </table:table-cell>
          <table:table-cell office:value-type="float" office:value="21406.1913286" calcext:value-type="float">
            <text:p>21406.191328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077.20030449" calcext:value-type="float">
            <text:p>7077.20030449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197.07914" calcext:value-type="float">
            <text:p>164197.07914</text:p>
          </table:table-cell>
          <table:table-cell office:value-type="string" calcext:value-type="string">
            <text:p><text:s/>policy variance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AVERAGE([.B25:.B26])" office:value-type="float" office:value="25603" calcext:value-type="float">
            <text:p>25603</text:p>
          </table:table-cell>
          <table:table-cell/>
          <table:table-cell table:formula="of:=AVERAGE([.D25:.D26])" office:value-type="float" office:value="28908.5008151" calcext:value-type="float">
            <text:p>28908.5008151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765" calcext:value-type="float">
            <text:p>21765</text:p>
          </table:table-cell>
          <table:table-cell office:value-type="string" calcext:value-type="string">
            <text:p><text:s/>low model</text:p>
          </table:table-cell>
          <table:table-cell office:value-type="float" office:value="24105.5556171" calcext:value-type="float">
            <text:p>24105.555617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741.98303491" calcext:value-type="float">
            <text:p>7741.9830349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2806.66038" calcext:value-type="float">
            <text:p>162806.66038</text:p>
          </table:table-cell>
          <table:table-cell office:value-type="string" calcext:value-type="string">
            <text:p><text:s/>policy variance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AVERAGE([.B27:.B28])" office:value-type="float" office:value="26508.5" calcext:value-type="float">
            <text:p>26508.5</text:p>
          </table:table-cell>
          <table:table-cell/>
          <table:table-cell table:formula="of:=AVERAGE([.D27:.D28])" office:value-type="float" office:value="28914.8508897" calcext:value-type="float">
            <text:p>28914.8508897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629" calcext:value-type="float">
            <text:p>21629</text:p>
          </table:table-cell>
          <table:table-cell office:value-type="string" calcext:value-type="string">
            <text:p><text:s/>low model</text:p>
          </table:table-cell>
          <table:table-cell office:value-type="float" office:value="23795.6997015" calcext:value-type="float">
            <text:p>23795.6997015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541.54159793" calcext:value-type="float">
            <text:p>7541.5415979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769.972814" calcext:value-type="float">
            <text:p>165769.972814</text:p>
          </table:table-cell>
          <table:table-cell office:value-type="string" calcext:value-type="string">
            <text:p><text:s/>policy variance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AVERAGE([.B29:.B30])" office:value-type="float" office:value="26904.5" calcext:value-type="float">
            <text:p>26904.5</text:p>
          </table:table-cell>
          <table:table-cell/>
          <table:table-cell table:formula="of:=AVERAGE([.D29:.D30])" office:value-type="float" office:value="31333.07559235" calcext:value-type="float">
            <text:p>31333.07559235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98" calcext:value-type="float">
            <text:p>21598</text:p>
          </table:table-cell>
          <table:table-cell office:value-type="string" calcext:value-type="string">
            <text:p><text:s/>low model</text:p>
          </table:table-cell>
          <table:table-cell office:value-type="float" office:value="24086.1301797" calcext:value-type="float">
            <text:p>24086.130179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487.58844169" calcext:value-type="float">
            <text:p>7487.58844169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2877.992481" calcext:value-type="float">
            <text:p>162877.992481</text:p>
          </table:table-cell>
          <table:table-cell office:value-type="string" calcext:value-type="string">
            <text:p><text:s/>policy variance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AVERAGE([.B31:.B32])" office:value-type="float" office:value="27845.5" calcext:value-type="float">
            <text:p>27845.5</text:p>
          </table:table-cell>
          <table:table-cell/>
          <table:table-cell table:formula="of:=AVERAGE([.D31:.D32])" office:value-type="float" office:value="34908.68013305" calcext:value-type="float">
            <text:p>34908.68013305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449" calcext:value-type="float">
            <text:p>22449</text:p>
          </table:table-cell>
          <table:table-cell office:value-type="string" calcext:value-type="string">
            <text:p><text:s/>low model</text:p>
          </table:table-cell>
          <table:table-cell office:value-type="float" office:value="25233.140608" calcext:value-type="float">
            <text:p>25233.14060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158.96777478" calcext:value-type="float">
            <text:p>8158.9677747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801.655536" calcext:value-type="float">
            <text:p>165801.655536</text:p>
          </table:table-cell>
          <table:table-cell office:value-type="string" calcext:value-type="string">
            <text:p><text:s/>policy 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888" calcext:value-type="float">
            <text:p>22888</text:p>
          </table:table-cell>
          <table:table-cell office:value-type="string" calcext:value-type="string">
            <text:p><text:s/>low model</text:p>
          </table:table-cell>
          <table:table-cell office:value-type="float" office:value="26165.7454513" calcext:value-type="float">
            <text:p>26165.745451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325.87339355" calcext:value-type="float">
            <text:p>8325.8733935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325.371146" calcext:value-type="float">
            <text:p>164325.371146</text:p>
          </table:table-cell>
          <table:table-cell office:value-type="string" calcext:value-type="string">
            <text:p><text:s/>policy 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741" calcext:value-type="float">
            <text:p>22741</text:p>
          </table:table-cell>
          <table:table-cell office:value-type="string" calcext:value-type="string">
            <text:p><text:s/>low model</text:p>
          </table:table-cell>
          <table:table-cell office:value-type="float" office:value="24864.3034975" calcext:value-type="float">
            <text:p>24864.3034975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841.70641334" calcext:value-type="float">
            <text:p>7841.7064133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935.290895" calcext:value-type="float">
            <text:p>165935.290895</text:p>
          </table:table-cell>
          <table:table-cell office:value-type="string" calcext:value-type="string">
            <text:p><text:s/>policy 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056" calcext:value-type="float">
            <text:p>22056</text:p>
          </table:table-cell>
          <table:table-cell office:value-type="string" calcext:value-type="string">
            <text:p><text:s/>low model</text:p>
          </table:table-cell>
          <table:table-cell office:value-type="float" office:value="22923.2680914" calcext:value-type="float">
            <text:p>22923.2680914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392.85119094" calcext:value-type="float">
            <text:p>7392.8511909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998.217566" calcext:value-type="float">
            <text:p>164998.217566</text:p>
          </table:table-cell>
          <table:table-cell office:value-type="string" calcext:value-type="string">
            <text:p><text:s/>policy 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<text:s/>low model</text:p>
          </table:table-cell>
          <table:table-cell office:value-type="float" office:value="24199.453623" calcext:value-type="float">
            <text:p>24199.45362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796.15911321" calcext:value-type="float">
            <text:p>7796.1591132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245.425851" calcext:value-type="float">
            <text:p>164245.425851</text:p>
          </table:table-cell>
          <table:table-cell office:value-type="string" calcext:value-type="string">
            <text:p><text:s/>policy 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905" calcext:value-type="float">
            <text:p>22905</text:p>
          </table:table-cell>
          <table:table-cell office:value-type="string" calcext:value-type="string">
            <text:p><text:s/>low model</text:p>
          </table:table-cell>
          <table:table-cell office:value-type="float" office:value="25501.6160297" calcext:value-type="float">
            <text:p>25501.616029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327.38007971" calcext:value-type="float">
            <text:p>8327.3800797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6410.185644" calcext:value-type="float">
            <text:p>166410.185644</text:p>
          </table:table-cell>
          <table:table-cell office:value-type="string" calcext:value-type="string">
            <text:p><text:s/>policy 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3187" calcext:value-type="float">
            <text:p>23187</text:p>
          </table:table-cell>
          <table:table-cell office:value-type="string" calcext:value-type="string">
            <text:p><text:s/>low model</text:p>
          </table:table-cell>
          <table:table-cell office:value-type="float" office:value="25904.0130575" calcext:value-type="float">
            <text:p>25904.0130575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772.14646764" calcext:value-type="float">
            <text:p>8772.1464676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2489.198058" calcext:value-type="float">
            <text:p>162489.198058</text:p>
          </table:table-cell>
          <table:table-cell office:value-type="string" calcext:value-type="string">
            <text:p><text:s/>policy 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3503" calcext:value-type="float">
            <text:p>23503</text:p>
          </table:table-cell>
          <table:table-cell office:value-type="string" calcext:value-type="string">
            <text:p><text:s/>low model</text:p>
          </table:table-cell>
          <table:table-cell office:value-type="float" office:value="25775.8567766" calcext:value-type="float">
            <text:p>25775.856776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907.96198141" calcext:value-type="float">
            <text:p>8907.9619814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2968.908388" calcext:value-type="float">
            <text:p>162968.908388</text:p>
          </table:table-cell>
          <table:table-cell office:value-type="string" calcext:value-type="string">
            <text:p><text:s/>policy 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245" calcext:value-type="float">
            <text:p>22245</text:p>
          </table:table-cell>
          <table:table-cell office:value-type="string" calcext:value-type="string">
            <text:p><text:s/>low model</text:p>
          </table:table-cell>
          <table:table-cell office:value-type="float" office:value="25292.8015292" calcext:value-type="float">
            <text:p>25292.801529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955.50829168" calcext:value-type="float">
            <text:p>8955.5082916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108.328289" calcext:value-type="float">
            <text:p>164108.328289</text:p>
          </table:table-cell>
          <table:table-cell office:value-type="string" calcext:value-type="string">
            <text:p><text:s/>policy 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148" calcext:value-type="float">
            <text:p>24148</text:p>
          </table:table-cell>
          <table:table-cell office:value-type="string" calcext:value-type="string">
            <text:p><text:s/>low model</text:p>
          </table:table-cell>
          <table:table-cell office:value-type="float" office:value="25413.3972865" calcext:value-type="float">
            <text:p>25413.3972865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992.13745386" calcext:value-type="float">
            <text:p>8992.13745386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251.672134" calcext:value-type="float">
            <text:p>165251.672134</text:p>
          </table:table-cell>
          <table:table-cell office:value-type="string" calcext:value-type="string">
            <text:p><text:s/>policy 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493" calcext:value-type="float">
            <text:p>24493</text:p>
          </table:table-cell>
          <table:table-cell office:value-type="string" calcext:value-type="string">
            <text:p><text:s/>low model</text:p>
          </table:table-cell>
          <table:table-cell office:value-type="float" office:value="27731.2856513" calcext:value-type="float">
            <text:p>27731.285651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9801.30684974" calcext:value-type="float">
            <text:p>9801.3068497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045.438806" calcext:value-type="float">
            <text:p>163045.438806</text:p>
          </table:table-cell>
          <table:table-cell office:value-type="string" calcext:value-type="string">
            <text:p><text:s/>policy 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889" calcext:value-type="float">
            <text:p>24889</text:p>
          </table:table-cell>
          <table:table-cell office:value-type="string" calcext:value-type="string">
            <text:p><text:s/>low model</text:p>
          </table:table-cell>
          <table:table-cell office:value-type="float" office:value="28316.9994484" calcext:value-type="float">
            <text:p>28316.9994484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9454.7571251" calcext:value-type="float">
            <text:p>9454.757125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6249.029179" calcext:value-type="float">
            <text:p>166249.029179</text:p>
          </table:table-cell>
          <table:table-cell office:value-type="string" calcext:value-type="string">
            <text:p><text:s/>policy 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5577" calcext:value-type="float">
            <text:p>25577</text:p>
          </table:table-cell>
          <table:table-cell office:value-type="string" calcext:value-type="string">
            <text:p><text:s/>low model</text:p>
          </table:table-cell>
          <table:table-cell office:value-type="float" office:value="28287.0922983" calcext:value-type="float">
            <text:p>28287.092298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176.4062805" calcext:value-type="float">
            <text:p>10176.406280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737.333483" calcext:value-type="float">
            <text:p>165737.333483</text:p>
          </table:table-cell>
          <table:table-cell office:value-type="string" calcext:value-type="string">
            <text:p><text:s/>policy 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5629" calcext:value-type="float">
            <text:p>25629</text:p>
          </table:table-cell>
          <table:table-cell office:value-type="string" calcext:value-type="string">
            <text:p><text:s/>low model</text:p>
          </table:table-cell>
          <table:table-cell office:value-type="float" office:value="29529.9093319" calcext:value-type="float">
            <text:p>29529.9093319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388.9676942" calcext:value-type="float">
            <text:p>10388.9676942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6612.675784" calcext:value-type="float">
            <text:p>166612.675784</text:p>
          </table:table-cell>
          <table:table-cell office:value-type="string" calcext:value-type="string">
            <text:p><text:s/>policy 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6401" calcext:value-type="float">
            <text:p>26401</text:p>
          </table:table-cell>
          <table:table-cell office:value-type="string" calcext:value-type="string">
            <text:p><text:s/>low model</text:p>
          </table:table-cell>
          <table:table-cell office:value-type="float" office:value="28121.9514683" calcext:value-type="float">
            <text:p>28121.951468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700.6609786" calcext:value-type="float">
            <text:p>10700.6609786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6171.805942" calcext:value-type="float">
            <text:p>166171.805942</text:p>
          </table:table-cell>
          <table:table-cell office:value-type="string" calcext:value-type="string">
            <text:p><text:s/>policy 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6616" calcext:value-type="float">
            <text:p>26616</text:p>
          </table:table-cell>
          <table:table-cell office:value-type="string" calcext:value-type="string">
            <text:p><text:s/>low model</text:p>
          </table:table-cell>
          <table:table-cell office:value-type="float" office:value="29707.7503111" calcext:value-type="float">
            <text:p>29707.750311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671.1958071" calcext:value-type="float">
            <text:p>10671.195807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8520.989427" calcext:value-type="float">
            <text:p>168520.989427</text:p>
          </table:table-cell>
          <table:table-cell office:value-type="string" calcext:value-type="string">
            <text:p><text:s/>policy 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6524" calcext:value-type="float">
            <text:p>26524</text:p>
          </table:table-cell>
          <table:table-cell office:value-type="string" calcext:value-type="string">
            <text:p><text:s/>low model</text:p>
          </table:table-cell>
          <table:table-cell office:value-type="float" office:value="29402.4670581" calcext:value-type="float">
            <text:p>29402.467058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931.417824" calcext:value-type="float">
            <text:p>10931.41782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7452.40376" calcext:value-type="float">
            <text:p>167452.40376</text:p>
          </table:table-cell>
          <table:table-cell office:value-type="string" calcext:value-type="string">
            <text:p><text:s/>policy 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7285" calcext:value-type="float">
            <text:p>27285</text:p>
          </table:table-cell>
          <table:table-cell office:value-type="string" calcext:value-type="string">
            <text:p><text:s/>low model</text:p>
          </table:table-cell>
          <table:table-cell office:value-type="float" office:value="33263.6841266" calcext:value-type="float">
            <text:p>33263.684126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2727.4413173" calcext:value-type="float">
            <text:p>12727.441317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8792.640467" calcext:value-type="float">
            <text:p>168792.640467</text:p>
          </table:table-cell>
          <table:table-cell office:value-type="string" calcext:value-type="string">
            <text:p><text:s/>policy 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7744" calcext:value-type="float">
            <text:p>27744</text:p>
          </table:table-cell>
          <table:table-cell office:value-type="string" calcext:value-type="string">
            <text:p><text:s/>low model</text:p>
          </table:table-cell>
          <table:table-cell office:value-type="float" office:value="34637.0105546" calcext:value-type="float">
            <text:p>34637.010554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3482.9416625" calcext:value-type="float">
            <text:p>13482.941662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71201.900766" calcext:value-type="float">
            <text:p>171201.900766</text:p>
          </table:table-cell>
          <table:table-cell office:value-type="string" calcext:value-type="string">
            <text:p><text:s/>policy 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7947" calcext:value-type="float">
            <text:p>27947</text:p>
          </table:table-cell>
          <table:table-cell office:value-type="string" calcext:value-type="string">
            <text:p><text:s/>low model</text:p>
          </table:table-cell>
          <table:table-cell office:value-type="float" office:value="35180.3497115" calcext:value-type="float">
            <text:p>35180.3497115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3851.4482675" calcext:value-type="float">
            <text:p>13851.448267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8964.567472" calcext:value-type="float">
            <text:p>168964.567472</text:p>
          </table:table-cell>
          <table:table-cell office:value-type="string" calcext:value-type="string">
            <text:p><text:s/>policy 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est_1.A1:test_1.J32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2:14:12.884358232</dc:date>
    <meta:editing-duration>PT4M40S</meta:editing-duration>
    <meta:editing-cycles>1</meta:editing-cycles>
    <meta:document-statistic meta:table-count="1" meta:cell-count="35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0" chart:maximum="3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svg:x="5.903cm" svg:y="0.829cm" style:legend-expansion="custom" chartooo:width="1.769cm" chartooo:height="1.096cm" style:legend-expansion-aspect-ratio="1.61405109489051" chart:style-name="ch2"/>
        <chart:plot-area chart:style-name="ch3" table:cell-range-address="test_1.L1:test_1.M12 test_1.O1:test_1.O12" chart:data-source-has-labels="row" svg:x="0.32cm" svg:y="0.18cm" svg:width="15.371cm" svg:height="8.645cm">
          <chartooo:coordinate-region svg:x="0.611cm" svg:y="0.18cm" svg:width="14.84cm" svg:height="7.9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1.M1:test_1.M12" loext:label-string="high" chart:class="chart:scatter">
            <chart:domain table:cell-range-address="test_1.L1:test_1.L12"/>
            <chart:data-point chart:repeated="12"/>
          </chart:series>
          <chart:series chart:style-name="ch8" chart:values-cell-range-address="test_1.O1:test_1.O12" loext:label-string="low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">
                <text:p>-0.05</text:p>
                <draw:g>
                  <svg:desc>test_1.L1:test_1.L12</svg:desc>
                </draw:g>
              </table:table-cell>
              <table:table-cell office:value-type="float" office:value="20812.3333333333">
                <text:p>20812.3333333333</text:p>
                <draw:g>
                  <svg:desc>test_1.M1:test_1.M12</svg:desc>
                </draw:g>
              </table:table-cell>
              <table:table-cell office:value-type="float" office:value="21672.0590670333">
                <text:p>21672.0590670333</text:p>
                <draw:g>
                  <svg:desc>test_1.O1:test_1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258.3333333333">
                <text:p>21258.3333333333</text:p>
              </table:table-cell>
              <table:table-cell office:value-type="float" office:value="23825.2140314">
                <text:p>23825.2140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21217">
                <text:p>21217</text:p>
              </table:table-cell>
              <table:table-cell office:value-type="float" office:value="21745.015238">
                <text:p>21745.015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1664">
                <text:p>21664</text:p>
              </table:table-cell>
              <table:table-cell office:value-type="float" office:value="23995.7951661">
                <text:p>23995.7951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22692.6666666667">
                <text:p>22692.6666666667</text:p>
              </table:table-cell>
              <table:table-cell office:value-type="float" office:value="25421.0631856">
                <text:p>25421.0631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22372.3333333333">
                <text:p>22372.3333333333</text:p>
              </table:table-cell>
              <table:table-cell office:value-type="float" office:value="24208.1125813667">
                <text:p>24208.1125813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22978.3333333333">
                <text:p>22978.3333333333</text:p>
              </table:table-cell>
              <table:table-cell office:value-type="float" office:value="25657.5571211">
                <text:p>25657.5571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24510">
                <text:p>24510</text:p>
              </table:table-cell>
              <table:table-cell office:value-type="float" office:value="27153.8941287333">
                <text:p>27153.8941287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25603">
                <text:p>25603</text:p>
              </table:table-cell>
              <table:table-cell office:value-type="float" office:value="28908.5008151">
                <text:p>28908.5008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6508.5">
                <text:p>26508.5</text:p>
              </table:table-cell>
              <table:table-cell office:value-type="float" office:value="28914.8508897">
                <text:p>28914.8508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26904.5">
                <text:p>26904.5</text:p>
              </table:table-cell>
              <table:table-cell office:value-type="float" office:value="31333.07559235">
                <text:p>31333.07559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27845.5">
                <text:p>27845.5</text:p>
              </table:table-cell>
              <table:table-cell office:value-type="float" office:value="34908.68013305">
                <text:p>34908.68013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